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list-style-name="L1">
      <style:text-properties fo:color="#c9211e" loext:opacity="100%" style:font-name="Liberation Serif" fo:language="en" fo:country="US" officeooo:rsid="0002efd1" officeooo:paragraph-rsid="003f3286"/>
    </style:style>
    <style:style style:name="P2" style:family="paragraph" style:parent-style-name="Standard" style:list-style-name="L1">
      <style:text-properties fo:color="#c9211e" loext:opacity="100%" style:font-name="Liberation Serif" fo:font-size="12pt" fo:language="en" fo:country="US" officeooo:rsid="0002efd1" officeooo:paragraph-rsid="004d6b81" style:font-size-asian="12pt" style:font-size-complex="12pt"/>
    </style:style>
    <style:style style:name="P3" style:family="paragraph" style:parent-style-name="Standard" style:list-style-name="L1">
      <style:text-properties fo:color="#c9211e" loext:opacity="100%" style:font-name="Liberation Serif" fo:font-size="12pt" fo:language="en" fo:country="US" officeooo:rsid="0002efd1" officeooo:paragraph-rsid="0051704c" style:font-size-asian="12pt" style:font-size-complex="12pt"/>
    </style:style>
    <style:style style:name="P4" style:family="paragraph" style:parent-style-name="Standard" style:list-style-name="L1">
      <style:text-properties style:font-name="Liberation Serif" fo:language="en" fo:country="US" officeooo:rsid="0002efd1" officeooo:paragraph-rsid="003f3286"/>
    </style:style>
    <style:style style:name="P5" style:family="paragraph" style:parent-style-name="Standard" style:list-style-name="L1">
      <style:text-properties style:font-name="Liberation Serif" fo:language="en" fo:country="US" officeooo:rsid="0002efd1" officeooo:paragraph-rsid="0002efd1"/>
    </style:style>
    <style:style style:name="P6" style:family="paragraph" style:parent-style-name="Standard" style:list-style-name="L1">
      <style:text-properties style:font-name="Liberation Serif" fo:language="en" fo:country="US" officeooo:rsid="0002efd1" officeooo:paragraph-rsid="00383364"/>
    </style:style>
    <style:style style:name="P7" style:family="paragraph" style:parent-style-name="Standard" style:list-style-name="L1">
      <style:text-properties style:font-name="Liberation Serif" fo:language="en" fo:country="US" officeooo:rsid="0002efd1" officeooo:paragraph-rsid="003713f5"/>
    </style:style>
    <style:style style:name="P8" style:family="paragraph" style:parent-style-name="Standard" style:list-style-name="L1">
      <style:text-properties style:font-name="Liberation Serif" fo:font-size="12pt" fo:language="en" fo:country="US" officeooo:rsid="0002efd1" officeooo:paragraph-rsid="003f3286" style:font-size-asian="12pt" style:font-size-complex="12pt"/>
    </style:style>
    <style:style style:name="P9" style:family="paragraph" style:parent-style-name="Standard" style:list-style-name="L1">
      <style:text-properties style:font-name="Liberation Serif" fo:font-size="12pt" fo:language="en" fo:country="US" officeooo:rsid="0002efd1" officeooo:paragraph-rsid="004b7c76" style:font-size-asian="12pt" style:font-size-complex="12pt"/>
    </style:style>
    <style:style style:name="P10" style:family="paragraph" style:parent-style-name="Standard" style:list-style-name="L1">
      <style:text-properties style:font-name="Liberation Serif" fo:font-size="12pt" fo:language="en" fo:country="US" officeooo:rsid="0002efd1" officeooo:paragraph-rsid="004d6b81" style:font-size-asian="12pt" style:font-size-complex="12pt"/>
    </style:style>
    <style:style style:name="P11" style:family="paragraph" style:parent-style-name="Standard" style:list-style-name="L1">
      <style:text-properties style:font-name="Liberation Serif" fo:font-size="12pt" fo:language="en" fo:country="US" officeooo:rsid="0002efd1" officeooo:paragraph-rsid="005069bc" style:font-size-asian="12pt" style:font-size-complex="12pt"/>
    </style:style>
    <style:style style:name="P12" style:family="paragraph" style:parent-style-name="Standard" style:list-style-name="L1">
      <style:text-properties style:font-name="Liberation Serif" fo:font-size="12pt" fo:language="en" fo:country="US" officeooo:rsid="0002efd1" officeooo:paragraph-rsid="0051704c" style:font-size-asian="12pt" style:font-size-complex="12pt"/>
    </style:style>
    <style:style style:name="P13" style:family="paragraph" style:parent-style-name="Standard" style:list-style-name="L1">
      <style:text-properties style:font-name="Liberation Serif" fo:font-size="12pt" fo:language="en" fo:country="US" officeooo:rsid="001e16b4" officeooo:paragraph-rsid="0062729d" style:font-size-asian="12pt" style:font-size-complex="12pt"/>
    </style:style>
    <style:style style:name="P14" style:family="paragraph" style:parent-style-name="Standard" style:list-style-name="L1">
      <style:text-properties style:font-name="Liberation Serif" fo:font-size="12pt" fo:language="en" fo:country="US" officeooo:rsid="001e16b4" officeooo:paragraph-rsid="0062729d" fo:background-color="transparent" style:font-size-asian="12pt" style:font-size-complex="12pt"/>
    </style:style>
    <style:style style:name="P15" style:family="paragraph" style:parent-style-name="Standard" style:list-style-name="L1">
      <style:text-properties style:font-name="Liberation Serif" fo:font-size="12pt" fo:language="en" fo:country="US" officeooo:rsid="0065d397" officeooo:paragraph-rsid="0065d397" fo:background-color="#ffff00" style:font-size-asian="12pt" style:font-size-complex="12pt"/>
    </style:style>
    <style:style style:name="P16" style:family="paragraph" style:parent-style-name="Standard" style:list-style-name="L1">
      <style:text-properties style:font-name="Liberation Serif" fo:font-size="12pt" fo:language="fr" fo:country="FR" officeooo:rsid="001e16b4" officeooo:paragraph-rsid="0065d397" fo:background-color="transparent" style:font-size-asian="12pt" style:font-size-complex="12pt"/>
    </style:style>
    <style:style style:name="P17" style:family="paragraph" style:parent-style-name="Standard" style:list-style-name="L1">
      <style:text-properties style:font-name="Liberation Serif" fo:font-size="12pt" fo:language="fr" fo:country="FR" officeooo:rsid="0065d397" officeooo:paragraph-rsid="00665f49" fo:background-color="transparent" style:font-size-asian="12pt" style:font-size-complex="12pt"/>
    </style:style>
    <style:style style:name="P18" style:family="paragraph" style:parent-style-name="Standard" style:list-style-name="L1">
      <style:text-properties style:font-name="Liberation Serif" fo:font-size="12pt" fo:language="fr" fo:country="FR" officeooo:rsid="0066eb15" officeooo:paragraph-rsid="0066eb15" fo:background-color="transparent" style:font-size-asian="12pt" style:font-size-complex="12pt"/>
    </style:style>
    <style:style style:name="P19" style:family="paragraph" style:parent-style-name="Standard" style:list-style-name="L1">
      <style:text-properties style:font-name="Liberation Serif" fo:font-size="12pt" fo:language="fr" fo:country="FR" officeooo:rsid="0067e517" officeooo:paragraph-rsid="0067e517" fo:background-color="transparent" style:font-size-asian="12pt" style:font-size-complex="12pt"/>
    </style:style>
    <style:style style:name="P20" style:family="paragraph" style:parent-style-name="Standard" style:list-style-name="L1">
      <style:text-properties style:font-name="Liberation Serif" fo:font-size="12pt" fo:language="fr" fo:country="FR" officeooo:rsid="0069b82f" officeooo:paragraph-rsid="0069b82f" fo:background-color="transparent" style:font-size-asian="12pt" style:font-size-complex="12pt"/>
    </style:style>
    <style:style style:name="P21" style:family="paragraph" style:parent-style-name="Standard">
      <style:text-properties style:font-name="Liberation Serif" fo:font-size="12pt" fo:language="fr" fo:country="FR" officeooo:rsid="006a30e4" officeooo:paragraph-rsid="006a30e4" fo:background-color="transparent" style:font-size-asian="12pt" style:font-size-complex="12pt"/>
    </style:style>
    <style:style style:name="P22" style:family="paragraph" style:parent-style-name="Text_20_body" style:list-style-name="L1">
      <style:text-properties style:font-name="Liberation Serif" fo:font-size="12pt" fo:language="en" fo:country="US" officeooo:rsid="001e16b4" officeooo:paragraph-rsid="0062729d" fo:background-color="transparent" style:font-size-asian="12pt" style:font-size-complex="12pt"/>
    </style:style>
    <style:style style:name="T1" style:family="text">
      <style:text-properties officeooo:rsid="000a373b"/>
    </style:style>
    <style:style style:name="T2" style:family="text">
      <style:text-properties officeooo:rsid="000f23b8"/>
    </style:style>
    <style:style style:name="T3" style:family="text">
      <style:text-properties officeooo:rsid="0010ac75"/>
    </style:style>
    <style:style style:name="T4" style:family="text">
      <style:text-properties officeooo:rsid="003713f5"/>
    </style:style>
    <style:style style:name="T5" style:family="text">
      <style:text-properties officeooo:rsid="00383364"/>
    </style:style>
    <style:style style:name="T6" style:family="text">
      <style:text-properties officeooo:rsid="003b49f1"/>
    </style:style>
    <style:style style:name="T7" style:family="text">
      <style:text-properties officeooo:rsid="003bdf02"/>
    </style:style>
    <style:style style:name="T8" style:family="text">
      <style:text-properties officeooo:rsid="003ff166"/>
    </style:style>
    <style:style style:name="T9" style:family="text">
      <style:text-properties officeooo:rsid="004119f7"/>
    </style:style>
    <style:style style:name="T10" style:family="text">
      <style:text-properties officeooo:rsid="004300ba"/>
    </style:style>
    <style:style style:name="T11" style:family="text">
      <style:text-properties officeooo:rsid="00444d21"/>
    </style:style>
    <style:style style:name="T12" style:family="text">
      <style:text-properties officeooo:rsid="00474860"/>
    </style:style>
    <style:style style:name="T13" style:family="text">
      <style:text-properties officeooo:rsid="00474c41"/>
    </style:style>
    <style:style style:name="T14" style:family="text">
      <style:text-properties fo:color="#c9211e" loext:opacity="100%"/>
    </style:style>
    <style:style style:name="T15" style:family="text">
      <style:text-properties fo:color="#c9211e" loext:opacity="100%" officeooo:rsid="00474c41"/>
    </style:style>
    <style:style style:name="T16" style:family="text">
      <style:text-properties fo:color="#c9211e" loext:opacity="100%" officeooo:rsid="00600046"/>
    </style:style>
    <style:style style:name="T17" style:family="text">
      <style:text-properties officeooo:rsid="004d6b81"/>
    </style:style>
    <style:style style:name="T18" style:family="text">
      <style:text-properties officeooo:rsid="004da268"/>
    </style:style>
    <style:style style:name="T19" style:family="text">
      <style:text-properties officeooo:rsid="004dabad"/>
    </style:style>
    <style:style style:name="T20" style:family="text">
      <style:text-properties officeooo:rsid="0050393a"/>
    </style:style>
    <style:style style:name="T21" style:family="text">
      <style:text-properties officeooo:rsid="001d7013"/>
    </style:style>
    <style:style style:name="T22" style:family="text">
      <style:text-properties officeooo:rsid="0019ca1c"/>
    </style:style>
    <style:style style:name="T23" style:family="text">
      <style:text-properties officeooo:rsid="005069bc"/>
    </style:style>
    <style:style style:name="T24" style:family="text">
      <style:text-properties officeooo:rsid="00513dee"/>
    </style:style>
    <style:style style:name="T25" style:family="text">
      <style:text-properties officeooo:rsid="001df039"/>
    </style:style>
    <style:style style:name="T26" style:family="text">
      <style:text-properties officeooo:rsid="0028dd87"/>
    </style:style>
    <style:style style:name="T27" style:family="text">
      <style:text-properties officeooo:rsid="0051704c"/>
    </style:style>
    <style:style style:name="T28" style:family="text">
      <style:text-properties officeooo:rsid="0055e9af"/>
    </style:style>
    <style:style style:name="T29" style:family="text">
      <style:text-properties officeooo:rsid="0057cca0"/>
    </style:style>
    <style:style style:name="T30" style:family="text">
      <style:text-properties officeooo:rsid="00595bdb"/>
    </style:style>
    <style:style style:name="T31" style:family="text">
      <style:text-properties officeooo:rsid="005c5cc3"/>
    </style:style>
    <style:style style:name="T32" style:family="text">
      <style:text-properties officeooo:rsid="005e13fa"/>
    </style:style>
    <style:style style:name="T33" style:family="text">
      <style:text-properties officeooo:rsid="00613273"/>
    </style:style>
    <style:style style:name="T34" style:family="text">
      <style:text-properties officeooo:rsid="00623cac"/>
    </style:style>
    <style:style style:name="T35" style:family="text">
      <style:text-properties officeooo:rsid="00200e22"/>
    </style:style>
    <style:style style:name="T36" style:family="text">
      <style:text-properties officeooo:rsid="0062729d"/>
    </style:style>
    <style:style style:name="T37" style:family="text">
      <style:text-properties style:font-name="Liberation Serif" fo:font-size="12pt" style:font-size-asian="12pt" style:font-size-complex="12pt"/>
    </style:style>
    <style:style style:name="T38" style:family="text">
      <style:text-properties officeooo:rsid="0065d397"/>
    </style:style>
    <style:style style:name="T39" style:family="text">
      <style:text-properties officeooo:rsid="00665f49"/>
    </style:style>
    <style:style style:name="T40" style:family="text">
      <style:text-properties officeooo:rsid="0067e517"/>
    </style:style>
    <style:style style:name="T41" style:family="text">
      <style:text-properties officeooo:rsid="00696f0b"/>
    </style:style>
    <style:style style:name="T42" style:family="text">
      <style:text-properties officeooo:rsid="0069b82f"/>
    </style:style>
    <style:style style:name="T43" style:family="text">
      <style:text-properties officeooo:rsid="006a125a"/>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855579218" text:style-name="L1">
        <text:list-header>
          <text:p text:style-name="P5">Thank you for <text:span text:style-name="T1">this</text:span> introduction.</text:p>
          <text:p text:style-name="P5">So hello everyone, my name is Frédérique Lecourtier. </text:p>
          <text:p text:style-name="P5">I'm a PhD student in <text:span text:style-name="T4">an Inria project team, called </text:span>Mimesis <text:span text:style-name="T4">located </text:span>in <text:span text:style-name="T8">France, </text:span><text:span text:style-name="T31">in</text:span><text:span text:style-name="T8"> Strasbourg to be more specific</text:span>.</text:p>
          <text:p text:style-name="P5">Today I'm going to talk about <text:span text:style-name="T4">how enrich continuous Lagrange finite element approximation space using neural networks.</text:span></text:p>
          <text:p text:style-name="P5"/>
        </text:list-header>
        <text:list-item>
          <text:p text:style-name="P6">So, let's start with a bit of <text:span text:style-name="T1">context</text:span>: the aim of the Mimesis team is to create real-time digital twins of organs such as the liver. In this specific context, we aimed to develop a hybrid method combining <text:span text:style-name="T1">the </text:span>finite element method, which <text:span text:style-name="T1">is</text:span> <text:span text:style-name="T2">accurate</text:span> <text:span text:style-name="T1">and </text:span>where error estimators are <text:span text:style-name="T4">already</text:span> known, and neural networks, and in particular PINNs, which are <text:span text:style-name="T3">quick</text:span> methods <text:span text:style-name="T3">and which can be parameterized.</text:span><text:line-break/><text:span text:style-name="T8">So </text:span><text:span text:style-name="T10">h</text:span><text:span text:style-name="T12">e</text:span><text:span text:style-name="T10">re is the pipeline of this method</text:span>. <text:span text:style-name="T10">First,</text:span> we have <text:span text:style-name="T9">an</text:span> OFFLINE part, which simply consists of training a <text:span text:style-name="T4">parametric </text:span>PINN. For this, we consider as input a set of points in our spatial domain <text:span text:style-name="T11">Omega </text:span>and a set of parameters in a parametric domain M, and the PINN predicts the solution of the PDE d<text:span text:style-name="T1">e</text:span>noted by u_theta. <text:line-break/>For the ONLINE part, we start by creating a mesh of the geometry. We then evaluate the network trained in the OFFLINE part, taking as inputs the set of dofs associated with the mesh and a single fixed parameter, to get a prediction of the solution. We then apply what we will call an enriched finite element method, which is supposed to correct and certify the PINN prediction for a fixed parameter. <text:s/>This ONLINE part is supposed to be <text:span text:style-name="T5">quick</text:span> and accurate.</text:p>
        </text:list-item>
        <text:list-item>
          <text:p text:style-name="P7"/>
          <text:list>
            <text:list-item>
              <text:p text:style-name="P7">In this work, we will focus on the problem presented here, but the proposed approach can be extended to other problems. We will focus on the well-known heated cavity test case, which is a reference for natural convection. The underlying problem is the incompressible stationary Navier-Stokes equations with buoyancy and gravity <text:span text:style-name="T11">in</text:span><text:span text:style-name="T6"> a squared domain</text:span>. The equations to be solved consist of the momentum equation, the incompressibility condition and an energy equation, to which boundary conditions are added. So the unknowns are the velocity u, the pressure p and the temperature T, and we have as parameters g <text:span text:style-name="T11">for</text:span> the gravity, beta the expansion coefficient, mu the viscosity and k_f the thermal conductivity.</text:p>
            </text:list-item>
            <text:list-item>
              <text:p text:style-name="P7">So the objective here will be to simulate the flow on a set of mu parameters formed by viscosity and thermal conductivity. For the following, we will note x the spatial coordinates and big U as the set of unknowns <text:span text:style-name="T11">and</text:span> <text:span text:style-name="T11">w</text:span>e will use <text:span text:style-name="T11">the following</text:span> notation<text:span text:style-name="T11">s</text:span> for the residuals associated with the 3 equations under consideration.</text:p>
            </text:list-item>
            <text:list-item>
              <text:p text:style-name="P7"><text:span text:style-name="T6">Finally, for</text:span> <text:span text:style-name="T6">boundary </text:span>conditions, <text:span text:style-name="T7">w</text:span>e <text:span text:style-name="T7">wi</text:span>ll impose a no-slip condition on velocity u, <text:span text:style-name="T11">so</text:span> u equals <text:span text:style-name="T11">to </text:span>0 <text:span text:style-name="T11">on the boundary</text:span>. For <text:span text:style-name="T11">the </text:span>temperature, we impose T=1 on the left wall, T=-1 on the right wall and adiabatic conditions on top and bottom walls.</text:p>
            </text:list-item>
          </text:list>
        </text:list-item>
        <text:list-item>
          <text:p text:style-name="P7"><text:s/></text:p>
          <text:list>
            <text:list-item>
              <text:p text:style-name="P4">To be able to evaluate the quality of the proposed solutions, they will be compared to a reference solution obtained by finite elements on an over-refined mesh. To test our methods, we'll consider 3 progressively harder parameters: </text:p>
            </text:list-item>
            <text:list-item>
              <text:p text:style-name="P4">mu1 with reference solution…</text:p>
            </text:list-item>
            <text:list-item>
              <text:p text:style-name="P4">mu2…</text:p>
            </text:list-item>
            <text:list-item>
              <text:p text:style-name="P4">and mu3…</text:p>
            </text:list-item>
          </text:list>
          <text:p text:style-name="P1"/>
          <text:p text:style-name="P1"/>
          <text:p text:style-name="P1"><text:line-break/><text:line-break/><text:line-break/><text:soft-page-break/>So now that I <text:span text:style-name="T12">ha</text:span>ve given you a brief introduction to the objectives and context of this presentation, I <text:span text:style-name="T32">wi</text:span>ll start by briefly introducing the PINN we <text:span text:style-name="T12">ha</text:span>ve been considering.</text:p>
        </text:list-item>
        <text:list-item>
          <text:p text:style-name="P8">First of all, the network architecture is a simple MLP with 4 inputs: the 2D spatial coordinates and the 2 parameters grouped in mu; and 4 outputs: one for each unknown of the equation. To avoid imposing the various Dirichlet conditions in a weak way, we <text:span text:style-name="T12">wi</text:span>ll consider post-processing, which we <text:span text:style-name="T12">wi</text:span>ll apply to the network output using levelset functions that are <text:span text:style-name="T12">0</text:span> functions on the <text:span text:style-name="T12">boundary</text:span>. Thus, by multiplying the outputs on u by a phi_1 function, we strongly impose that the 2's are equal to 0. For temperature, we multiply the output by a levelset which is 0 on the right and left walls, then add a linear function between 1 and -1, which strongly imposes the Dirichlet condition on T.</text:p>
        </text:list-item>
        <text:list-item>
          <text:p text:style-name="P8">So we will try to approximate the solution of the problem by a PINN, that is, we will try to solve the following minimization problem. So, thanks to the network architecture I presented on the previous slide, we get a total of 4 losses: 1 for each equation and 1 on the adiabatic boundary to impose the temperature condition.<text:line-break/>Here I've put the parameters of the network and the training, as well as the history of the losses obtained.</text:p>
        </text:list-item>
        <text:list-item>
          <text:p text:style-name="P8">After PINN training, here's what we get as a prediction for parameter mu1 with relative L2-norm errors of around 3%<text:span text:style-name="T13">.<text:line-break/></text:span><text:span text:style-name="T15">After presenting PINNs, I </text:span><text:span text:style-name="T16">wil</text:span><text:span text:style-name="T15">l now briefly introduce the standard finite element method that will act as the foundation for our proposed method.</text:span></text:p>
        </text:list-item>
        <text:list-item>
          <text:p text:style-name="P8">The idea of the finite element method is to find a polynomial approximation of each solution that satisfies the so-called weak formulation of the problem and is defined in this way for the Navier-Stokes equations. To do this, we construct a mesh of characteristic size h, on which we define a mixed-approximation finite element space. Here, we take u_h as a P2 approximation, p_h P1 and T_h P2.</text:p>
        </text:list-item>
        <text:list-item>
          <text:p text:style-name="P8"/>
          <text:list>
            <text:list-item>
              <text:p text:style-name="P9">So what we want to do is, for a given mesh size, determine the F<text:span text:style-name="T33">E</text:span> solution of the problem for each parameter of interest. So for a given parameter mu_k, by writing each unknown as a linear combination of polynomials, we can construct a large vector which becomes the unknown of the problem , which we note here big U_k, of size N_h the dimension of our mixed space. We then want to solve the nonlinear system defined here, where F is the nonlinear operator associated with the variational problem. To determine the solution U_k, we perform an iterative process called the Newton method. First we initialize the vector U_k, then at each step we solve a system which is linear, and update the solution until convergence is achieved.</text:p>
            </text:list-item>
            <text:list-item>
              <text:p text:style-name="P9">The underlying question is: how do you correctly initialize the Newton solver?</text:p>
            </text:list-item>
          </text:list>
        </text:list-item>
        <text:list-item>
          <text:p text:style-name="P9"/>
          <text:list>
            <text:list-item>
              <text:p text:style-name="P10">So I'm going to quickly present 3 standard types of initialization that we will be using in the following. </text:p>
            </text:list-item>
            <text:list-item>
              <text:p text:style-name="P10">In <text:span text:style-name="T17">the first </text:span>one, we consider the most natural initialization possible in view of our problem, namely, using a constant or a linear function. In view of the boundary conditions considered, we can choose to initialize u_1, u_2 and p to 0 and for T we consider a linear function between 1 and -1.</text:p>
            </text:list-item>
            <text:list-item>
              <text:p text:style-name="P10">In the second approach, we consider that the PINN may be close enough to the solution and so choose to initialize the solver by evaluating the PINN over the entire set of dofs in our mixed space. </text:p>
            </text:list-item>
            <text:list-item>
              <text:p text:style-name="P10">In the third and final approach, we consider the so-called continuation method, which is particularly useful for <text:span text:style-name="T33">complicated</text:span> problems, in our case involving the last two parameters. The idea is actually quite simple: if the solver has trouble converging for a given parameter, <text:soft-page-break/>we <text:span text:style-name="T18">wil</text:span>l choose to solve an easier problem on a coarser mesh and use this solution as the solver's initialization. So here, for parameter mu2, we <text:span text:style-name="T19">wi</text:span>ll use a coarse solution of mu1 and for mu3 a coarse solution of mu2.</text:p>
            </text:list-item>
          </text:list>
          <text:p text:style-name="P2">- Okay, so after all these introductions to existing methods, let's get down to the important part, the enrichment of the finite element method using PINN. <text:line-break/>- Before presenting the proposed approach in the context of Navier-Stokes, I will introduce it in a very simple linear case so that you can familiarize yourself with the idea.</text:p>
        </text:list-item>
        <text:list-item>
          <text:p text:style-name="P10"/>
          <text:list>
            <text:list-item>
              <text:p text:style-name="P11">So the question you may be asking yourself is what is the purpose of this enrichment, a question I will try to answer now. For this little parenthesis on linear problem, let's say we consider the Poisson problem with Dirichlet condition. In the standard <text:span text:style-name="T34">FE</text:span> approach, the weak formulation of the problem is written as follows <text:span text:style-name="T20">and</text:span> we look for u_h, a polynomial approximation of the solution.</text:p>
            </text:list-item>
            <text:list-item>
              <text:p text:style-name="P11">In this new approach, we will consider what I call here a space enriched additively by the network. We are still looking for a polynomial approximation of u, but this time in the form of something plus the PINN prediction. <text:span text:style-name="T21">T</text:span>he unknown of the variational problem then becomes this something, denoted <text:span text:style-name="T23">C</text:span>_<text:span text:style-name="T23">{h,u}</text:span>^+.</text:p>
            </text:list-item>
            <text:list-item>
              <text:p text:style-name="P11">In other words, we seek to approximate by <text:span text:style-name="T23">finite element</text:span> the difference between the u_theta prediction and the solution <text:span text:style-name="T22">u</text:span>. <text:span text:style-name="T23">In this way, we hope that the modified problem will give the same results as the standard one but on coarser meshes.</text:span></text:p>
            </text:list-item>
          </text:list>
        </text:list-item>
        <text:list-item>
          <text:p text:style-name="P12">Ok so still in the linear framework, we have a pre-published paper with this result which is the most important result of <text:span text:style-name="T24">this additive</text:span> approach.<text:line-break/><text:span text:style-name="T27">So, a</text:span>s I mentioned earlier, error estimators <text:span text:style-name="T25">in</text:span> finite element methods are already known, which will be the main point of this hybrid approach. Thus, for the standard finite element method, we can bound the L2 and H1 norm errors <text:span text:style-name="T25">for</text:span> a fixed mesh size <text:span text:style-name="T22">h</text:span> and for a chosen polynomial order <text:span text:style-name="T22">k</text:span>, as follows. We have shown that our additive approach has the same order of convergence as standard FEM, with a gain constant that depends entirely on the quality of the prior considered, in particular its <text:span text:style-name="T26">(k+1)</text:span> derivatives.<text:line-break/><text:span text:style-name="T14">After this linear parenthesis, let's return to our heated cavity test case.</text:span></text:p>
        </text:list-item>
        <text:list-item>
          <text:p text:style-name="P12">The idea is exactly the same as in <text:span text:style-name="T28">the</text:span> linear <text:span text:style-name="T28">part</text:span>, considering a finite element space, this time mixed, enriched additively by PINN. In this way, the three subspaces are each defined as the network prediction plus a correction approximated by <text:span text:style-name="T34">FE</text:span>.</text:p>
        </text:list-item>
        <text:list-item>
          <text:p text:style-name="P12">In the same way, we define a modified weak form where the unknown is C_h^+. The formulation is a little menacing, but a number of terms can be passed as second members, as they only depend on the network.</text:p>
        </text:list-item>
        <text:list-item>
          <text:p text:style-name="P12">The Newton solver used is the same as in the standard method, but this time the unknown is a correction vector C. If the PINN is close enough to the solution, the correction should be close enough to 0 and so we can set C to 0 everywhere, which should enable the solver to converge in a relatively small number of iterations.</text:p>
          <text:p text:style-name="P12">I <text:span text:style-name="T29">woul</text:span>d like to take this <text:span text:style-name="T30">moment</text:span> to add that a crucial point in the proposed method lies in the fact that the network prediction doesn't have to live in the same approximation space as the unknown. In fact, if we take u_\theta and C_h^+ <text:span text:style-name="T34">in the same space</text:span>, we find exactly the standard approach where the solver is initialized by the PINN.</text:p>
          <text:p text:style-name="P3">With all this information in hand, let's move on to the numerical results. Before we start, I'd just like to clarify 3 small points:</text:p>
          <text:p text:style-name="P3">- The results were obtained on my laptop.</text:p>
          <text:p text:style-name="P3">- The solver used numerically is the same for each method.</text:p>
          <text:p text:style-name="P3">- For the additive approach, we consider the approximation of u_\theta in a space of degree k+1 for the correction of degree k.</text:p>
        </text:list-item>
        <text:list-item>
          <text:p text:style-name="P13"><text:soft-page-break/></text:p>
          <text:list>
            <text:list-item>
              <text:p text:style-name="P14">First, we will check the error estimates presented above <text:span text:style-name="T36">on the first </text:span><text:span text:style-name="T35">parameter</text:span>. As explained, the theoretical results presented previously were obtained on linear equations, but we can expect the intuition behind them to be similar. <text:span text:style-name="T36">Here, </text:span>by varying the mesh size h,<text:span text:style-name="T36"> we </text:span>compare the L2 <text:span text:style-name="T36">relative </text:span>errors of our additive approach <text:span text:style-name="T36">and the </text:span>standard FEM <text:span text:style-name="T36">using both natural and PINN initialization</text:span>. First of all, we can see that all the proposed approaches respect the correct orders of convergence and, as expected, the two types of initialisation used for the FEM give the same accuracy, in 6 iterations for the natural initialisation and 3 for that with the PINN.<text:span text:style-name="T36"> </text:span>Moreover, our enriched approach seems more accurate than standard FEM and also appears to converge in 3 iterations.</text:p>
            </text:list-item>
            <text:list-item>
              <text:p text:style-name="P22">For the second parameter, we consider this time the 3 types of initialization for standard FEM where the solver in the continuation method is initialized using a coarse solution of the first parameter. As expected, the 3 types of initialisation give the same accuracy and the additive approach appears to be more accurate than the standard approach, while respecting the order of convergence. In terms of number of iterations, the natural initialisation gives convergence in 10 iterations except on the coarsest grid where the solver did not converge, for the continuation method we have 4 iterations and for the two other approaches with PINN we have 3.</text:p>
            </text:list-item>
          </text:list>
        </text:list-item>
        <text:list-item>
          <text:p text:style-name="P14"/>
          <text:list>
            <text:list-item>
              <text:p text:style-name="P14">Now for the third parameter, we can see that natural initialisation is no longer sufficient for convergence, and it would appear that our additive approach does not give as good results as for the first two parameters.</text:p>
            </text:list-item>
            <text:list-item>
              <text:p text:style-name="P14">In fact, this can be explained by the quality of the parametric PINN, which is relatively poor at approximating the solution on mu3 correctly, with a relative error of almost 50% on u_1 and u_2 and 25% on T. This is also where we find the theoretical result involving a priori error estimators, even though I haven't shown the derivatives in detail here.</text:p>
              <text:p text:style-name="P15">A TRADUIRE !!</text:p>
            </text:list-item>
          </text:list>
        </text:list-item>
        <text:list-item>
          <text:p text:style-name="P16"/>
          <text:list>
            <text:list-item>
              <text:p text:style-name="P16"><text:span text:style-name="T38">On s’i</text:span>ntéress<text:span text:style-name="T38">e à présent</text:span> aux coûts numérique des différentes méthodes. Pour les deux approches avec le PINN, on ne prendra <text:span text:style-name="T38">pas en compte ses coûts dans nos résultats car vu qu’il est paramétrique, on considère qu’il est inclue dans une partie OFFLINE.<text:line-break/>Dans un premier temps, on s’intéresse pour chaque paramètre et chaque méthode aux ratios entre l’erreur que produit la méthode et son temps d’exécution. On définit simplement l’erreur globale comme la somme des différentes erreurs sur la vélocité et la température.<text:line-break/>M</text:span>ettons un peu de côté le<text:span text:style-name="T38">s problèmes sur le </text:span>dernier paramètre pour l'instant <text:span text:style-name="T38">et concentrons-nous sur les deux premiers. Comme on peut s’y attendre pour FEM standard l’initialisation naturelle est la plus longue car c’est celle qui converge le plus lentement, suivie de la méthode de continuation et de l’initialisation avec le réseau. On voit également que notre approche additive a l’air d’être la plus intéresse pour ces deux paramètres.</text:span></text:p>
            </text:list-item>
            <text:list-item>
              <text:p text:style-name="P17">Ce qui peut être intéressant maintenant c’est de fixer une précision à atteindre et de calculer, en faisant simplement une interpolation linéaire, le nombre de degrés de liberté ainsi que le temps d’exécution nécessaire pour obtenir cette erreur. Pour le premier paramètre, on peut voir par exemple que pour atteindre une erreur relative de 1e-5, <text:span text:style-name="T39">l’approche additive a besoin d’un peu moins de 50000 dofs contre 120000 pour l’approche standard. Ainsi on est près de 4 fois plus rapide que l’approche standard avec initialisation naturelle et 2 fois avec initialisation PINN.</text:span></text:p>
            </text:list-item>
            <text:list-item>
              <text:p text:style-name="P18"><text:soft-page-break/>Pour mu2, même remarques 70000 dofs contre 167000. Près de 6 fois plus rapide que la naturelle, 2.5 fois que <text:span text:style-name="T40">la méthode de continuation et 2 fois </text:span>l’initialisation PINN.</text:p>
            </text:list-item>
            <text:list-item>
              <text:p text:style-name="P19">Pour mu3, on voit qu’on gagne un peu mais c’est pas aussi intéressant que pour les deux premiers paramètres.</text:p>
            </text:list-item>
          </text:list>
        </text:list-item>
        <text:list-item>
          <text:p text:style-name="P19">Pour confirmer que le problème <text:span text:style-name="T41">sur le troisième paramètre</text:span> venait bien du PINN, on a <text:span text:style-name="T41">entraîner le même réseau que précédemment mais cette fois-ci de manière non-paramétrique. On voit que les erreurs relatives </text:span><text:span text:style-name="T42">sont encore assez élevées car elles</text:span><text:span text:style-name="T41"> se situent entre 5 et 10 % </text:span><text:span text:style-name="T42">mais c’est quand même</text:span><text:span text:style-name="T41"> bien meilleur qu’avec le réseau paramétrique.</text:span></text:p>
        </text:list-item>
        <text:list-item>
          <text:p text:style-name="P20">Voici les nouvelles estimations d’erreurs sur mu3 avec ce réseau non paramétrique et on voit clairement un gain plus important.</text:p>
        </text:list-item>
        <text:list-item>
          <text:p text:style-name="P20">En ce qui concerne les coûts numérique, on voit qu’on a bien diminué les coûts des méthodes qui sont rattachées au réseau.</text:p>
        </text:list-item>
        <text:list-item>
          <text:p text:style-name="P20">En conclusion, j’aimerais dire qu’on a montré que l’approche enrichie donne les mêmes résultats que l’approche standard mais avec des maillages plus grossiers, ce qui implique une réduction des coûts en matière de nombre de dofs, nombre d’itérations et temps d’exécution. De plus, les résultats théoriques des problèmes linéaires montrent que les dérivées du réseau sont cruciale pour notre approche et donc les PINNs sont des bons candidats. <text:span text:style-name="T43">En dernière remarque, les gains obtenus sur des problèmes linéaires étaient plus important.. je vous laisse scanner le QR code si vous voulez allez jeter un œil au preprint. En tout cas, ça nécessite encore un peu de travail notamment pour améliorer le réseau.</text:span></text:p>
        </text:list-item>
      </text:list>
      <text:p text:style-name="P21">Merci à tous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8T17:17:50.983469403</meta:creation-date>
    <dc:date>2025-07-10T18:24:13.970775105</dc:date>
    <meta:editing-duration>P1DT18H1M6S</meta:editing-duration>
    <meta:editing-cycles>75</meta:editing-cycles>
    <meta:generator>LibreOffice/7.3.7.2$Linux_X86_64 LibreOffice_project/30$Build-2</meta:generator>
    <meta:document-statistic meta:table-count="0" meta:image-count="0" meta:object-count="0" meta:page-count="5" meta:paragraph-count="58" meta:word-count="2700" meta:character-count="15586" meta:non-whitespace-character-count="12970"/>
  </office:meta>
</office:document-meta>
</file>